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3.203cm"/>
    </style:style>
    <style:style style:name="Tableau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305a2" officeooo:paragraph-rsid="001305a2"/>
    </style:style>
    <style:style style:name="P2" style:family="paragraph" style:parent-style-name="Standard">
      <style:text-properties officeooo:rsid="0013c59c" officeooo:paragraph-rsid="0013c59c"/>
    </style:style>
    <style:style style:name="P3" style:family="paragraph" style:parent-style-name="Standard">
      <style:text-properties officeooo:rsid="00151cd9" officeooo:paragraph-rsid="00151cd9"/>
    </style:style>
    <style:style style:name="P4" style:family="paragraph" style:parent-style-name="Standard">
      <style:text-properties officeooo:rsid="001538aa" officeooo:paragraph-rsid="001538aa"/>
    </style:style>
    <style:style style:name="P5" style:family="paragraph" style:parent-style-name="Standard">
      <style:text-properties officeooo:rsid="00183f66" officeooo:paragraph-rsid="00183f66"/>
    </style:style>
    <style:style style:name="P6" style:family="paragraph" style:parent-style-name="Standard">
      <style:text-properties officeooo:paragraph-rsid="00183f66"/>
    </style:style>
    <style:style style:name="P7" style:family="paragraph" style:parent-style-name="Standard">
      <style:text-properties officeooo:paragraph-rsid="001ac1e5"/>
    </style:style>
    <style:style style:name="P8" style:family="paragraph" style:parent-style-name="Standard">
      <style:text-properties officeooo:rsid="001ac1e5" officeooo:paragraph-rsid="001ac1e5"/>
    </style:style>
    <style:style style:name="P9" style:family="paragraph" style:parent-style-name="Standard">
      <style:text-properties officeooo:rsid="001c9c46" officeooo:paragraph-rsid="001c9c46"/>
    </style:style>
    <style:style style:name="P10" style:family="paragraph" style:parent-style-name="Standard">
      <style:text-properties officeooo:paragraph-rsid="001c9c46"/>
    </style:style>
    <style:style style:name="P11" style:family="paragraph" style:parent-style-name="Standard">
      <style:text-properties officeooo:rsid="001e48b3" officeooo:paragraph-rsid="001e48b3"/>
    </style:style>
    <style:style style:name="P12" style:family="paragraph" style:parent-style-name="Table_20_Contents">
      <style:text-properties officeooo:paragraph-rsid="001ac1e5"/>
    </style:style>
    <style:style style:name="P13" style:family="paragraph" style:parent-style-name="Table_20_Contents">
      <style:text-properties officeooo:rsid="001c9c46" officeooo:paragraph-rsid="001c9c46"/>
    </style:style>
    <style:style style:name="T1" style:family="text">
      <style:text-properties officeooo:rsid="001c9c46"/>
    </style:style>
    <style:style style:name="T2" style:family="text">
      <style:text-properties officeooo:rsid="001e48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O THEORIE</text:p>
      <text:p text:style-name="P1"/>
      <text:p text:style-name="P1">En POO, les variables de classe se nomment attributs.</text:p>
      <text:p text:style-name="P1">Les fonctions se nomment méthodes.</text:p>
      <text:p text:style-name="P2">Le mot clé $this permet d’accéder à un élément de l’objet à l’instant où celui-ci sera créé</text:p>
      <text:p text:style-name="P3">L’autoloader permet de charger plusieurs fichiers php permettant de se passer des require</text:p>
      <text:p text:style-name="P4">Les Getters permettent d’accéder aux attributs (private ou protected).</text:p>
      <text:p text:style-name="P4">Les Setters permettent de modifier ces attributs.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class Vehicule</text:p>
            <text:p text:style-name="Table_20_Contents"/>
            <text:p text:style-name="Table_20_Contents">{</text:p>
            <text:p text:style-name="Table_20_Contents"><text:s text:c="4"/>private $numberOfWheels = 4;</text:p>
            <text:p text:style-name="Table_20_Contents"><text:s text:c="4"/>private $color = "bleu";</text:p>
            <text:p text:style-name="Table_20_Contents"><text:s text:c="4"/>private $energy = 50;</text:p>
            <text:p text:style-name="Table_20_Contents"/>
            <text:p text:style-name="Table_20_Contents"><text:s text:c="4"/>public function honk()</text:p>
            <text:p text:style-name="Table_20_Contents"><text:s text:c="4"/>{</text:p>
            <text:p text:style-name="Table_20_Contents"><text:s text:c="8"/>echo "BIP BIP !";</text:p>
            <text:p text:style-name="Table_20_Contents"><text:s text:c="4"/>}</text:p>
            <text:p text:style-name="Table_20_Contents"/>
            <text:p text:style-name="Table_20_Contents"><text:s text:c="4"/>public function getNumberOfWheels()</text:p>
            <text:p text:style-name="Table_20_Contents"><text:s text:c="4"/>{</text:p>
            <text:p text:style-name="Table_20_Contents"><text:s text:c="8"/>echo $this-&gt;numberOfWheels;</text:p>
            <text:p text:style-name="Table_20_Contents"><text:s text:c="4"/>}</text:p>
            <text:p text:style-name="Table_20_Contents"/>
            <text:p text:style-name="Table_20_Contents"><text:s text:c="4"/>public function rechargeEnergy(Vehicule $anotherCar)</text:p>
            <text:p text:style-name="Table_20_Contents"><text:s text:c="4"/>{</text:p>
            <text:p text:style-name="Table_20_Contents"><text:s text:c="8"/>$anotherCar-&gt;energy += $this-&gt;energy;</text:p>
            <text:p text:style-name="Table_20_Contents"><text:s text:c="4"/>}</text:p>
            <text:p text:style-name="Table_20_Contents"/>
            <text:p text:style-name="Table_20_Contents">}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&lt;?php</text:p>
            <text:p text:style-name="Table_20_Contents"/>
            <text:p text:style-name="Table_20_Contents">$car = new Vehicule;</text:p>
            <text:p text:style-name="Table_20_Contents"/>
            <text:p text:style-name="Table_20_Contents">// Affichera ce que contenait notre echo dans notre méthode</text:p>
            <text:p text:style-name="Table_20_Contents">$car-&gt;honk();</text:p>
          </table:table-cell>
        </table:table-row>
      </table:table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&lt;?php</text:p>
            <text:p text:style-name="Table_20_Contents">function loadClass($classe)</text:p>
            <text:p text:style-name="Table_20_Contents">{</text:p>
            <text:p text:style-name="Table_20_Contents"><text:s text:c="2"/>require $classe . '.php'; // On inclut la classe correspondante au paramètre passé.</text:p>
            <text:p text:style-name="Table_20_Contents">}</text:p>
            <text:p text:style-name="Table_20_Contents"/>
            <text:p text:style-name="Table_20_Contents">spl_autoload_register('loadClass'); // On enregistre la fonction en autoload pour qu'elle soit appelée </text:p>
            <text:p text:style-name="Table_20_Contents">//dès qu'on instanciera une classe non déclarée.</text:p>
            <text:p text:style-name="Table_20_Contents"/>
            <text:p text:style-name="Table_20_Contents">$perso = new Character;</text:p>
          </table:table-cell>
        </table:table-row>
      </table:table>
      <text:p text:style-name="P1"><text:soft-page-break/></text:p>
      <text:p text:style-name="P5">Les constantes</text:p>
      <text:p text:style-name="P5"/>
      <text:p text:style-name="P5">Elles sont définies dans la classe (figées et sans caractère $).</text:p>
      <text:p text:style-name="P5">On les utilise dans les Setters via les array.</text:p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s text:c="2"/>const LOW_STRENGTH = 20;</text:p>
            <text:p text:style-name="Table_20_Contents"><text:s text:c="2"/>const MEDIUM_STRENGTH = 50;</text:p>
            <text:p text:style-name="Table_20_Contents"><text:s text:c="2"/>const HIGH_STRENGTH = 80;</text:p>
            <text:p text:style-name="Table_20_Contents"/>
            <text:p text:style-name="Table_20_Contents"/>
            <text:p text:style-name="Table_20_Contents"><text:s text:c="2"/>public function setStrength($strength)</text:p>
            <text:p text:style-name="Table_20_Contents"><text:s text:c="2"/>{</text:p>
            <text:p text:style-name="Table_20_Contents"><text:s text:c="4"/>// On vérifie qu'on nous donne bien soit une « LOW_STRENGTH », soit une « MEDIUM_STRENGTH », soit une « HIGH_STRENGTH. Sinon, la valeur de $strength ».</text:p>
            <text:p text:style-name="Table_20_Contents"><text:s text:c="4"/>if (in_array($strength, [self::LOW_STRENGTH, self::MEDIUM_STRENGTH, self::HIGH_STRENGTH]))</text:p>
            <text:p text:style-name="Table_20_Contents"><text:s text:c="4"/>{</text:p>
            <text:p text:style-name="Table_20_Contents"><text:s text:c="6"/>$this-&gt;strength = $strength;</text:p>
            <text:p text:style-name="Table_20_Contents"><text:s text:c="3"/>}</text:p>
            <text:p text:style-name="Table_20_Contents"/>
            <text:p text:style-name="Table_20_Contents">&lt;?php</text:p>
            <text:p text:style-name="Table_20_Contents"/>
            <text:p text:style-name="Table_20_Contents">$hero = new Character(Character::MEDIUM_STRENGTH);</text:p>
          </table:table-cell>
        </table:table-row>
      </table:table>
      <text:p text:style-name="P6"/>
      <text:p text:style-name="Standard">- $this : Permet d'interagir avec l'objet en cours. $this désigne donc l'objet qui sera créé.</text:p>
      <text:p text:style-name="Standard"/>
      <text:p text:style-name="Standard">Exemple return $this-&gt;name;</text:p>
      <text:p text:style-name="Standard"/>
      <text:p text:style-name="Standard">- self:: : Permet d'accéder à quelque chose d'une classe. self:: désigne donc la classe elle-même qui sera utilisée.</text:p>
      <text:p text:style-name="Standard"/>
      <text:p text:style-name="Standard">Exemple self::MEDIUM_STRENGTH</text:p>
      <text:p text:style-name="Standard"/>
      <text:p text:style-name="P8">Une méthode <text:span text:style-name="T1">ou un attribut </text:span>static ne peut pas être utilisé directement par un objet mais est inclus dans une classe.<text:span text:style-name="T1">Ainsi,</text:span> <text:span text:style-name="T1">la valeur ou le résultat de la méthode sera le même pour toute les instances de la classe. </text:span></text:p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class Character</text:p>
            <text:p text:style-name="Table_20_Contents">{</text:p>
            <text:p text:style-name="Table_20_Contents">private static $message = "Je suis un texte provenant d'un attribut statique !";</text:p>
            <text:p text:style-name="Table_20_Contents"/>
            <text:p text:style-name="P13">public static function parler()</text:p>
            <text:p text:style-name="P13">{</text:p>
            <text:p text:style-name="P13"><text:s text:c="3"/>echo self::$message;</text:p>
            <text:p text:style-name="P13">}</text:p>
            <text:p text:style-name="Table_20_Contents"/>
            <text:p text:style-name="Table_20_Contents">{</text:p>
            <text:p text:style-name="Table_20_Contents"><text:s text:c="2"/>public static function speak(): ?string</text:p>
            <text:p text:style-name="Table_20_Contents"><text:s text:c="2"/>{</text:p>
            <text:p text:style-name="Table_20_Contents"><text:s text:c="4"/>return 'Je suis une fonction statique, je ne peux être appelée que par une classe !';</text:p>
            <text:p text:style-name="Table_20_Contents"><text:soft-page-break/><text:s text:c="2"/>}</text:p>
            <text:p text:style-name="Table_20_Contents">}</text:p>
          </table:table-cell>
        </table:table-row>
      </table:table>
      <text:p text:style-name="Standard"/>
      <text:p text:style-name="P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2">&lt;?php</text:p>
            <text:p text:style-name="P12"/>
            <text:p text:style-name="P12">// Nous appelons la méthode statique qui s'appelle speak(), utilisable uniquement par la class Character</text:p>
            <text:p text:style-name="P12">Character::speak();</text:p>
            <text:p text:style-name="P12"/>
            <text:p text:style-name="P12"/>
          </table:table-cell>
        </table:table-row>
      </table:table>
      <text:p text:style-name="P7"/>
      <text:p text:style-name="P9">Les méthodes et classes abstraites</text:p>
      <text:p text:style-name="P10"/>
      <text:p text:style-name="P9">Les classes abstraites ne peuvent pas être directement instanci<text:span text:style-name="T2">ées</text:span>.</text:p>
      <text:p text:style-name="P11">On les utilisent via l’héritage. Ainsi, une classe fille peut utiliser les méthodes abstraites d’une classe mère abstrai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02:35.509653035</meta:creation-date>
    <dc:date>2019-09-26T14:48:58.004922273</dc:date>
    <meta:editing-duration>PT25M58S</meta:editing-duration>
    <meta:editing-cycles>8</meta:editing-cycles>
    <meta:generator>LibreOffice/6.0.7.3$Linux_X86_64 LibreOffice_project/00m0$Build-3</meta:generator>
    <meta:document-statistic meta:table-count="6" meta:image-count="0" meta:object-count="0" meta:page-count="3" meta:paragraph-count="76" meta:word-count="417" meta:character-count="2861" meta:non-whitespace-character-count="2400"/>
  </office:meta>
</office:document-meta>
</file>